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gr10" style:family="graphic" style:parent-style-name="standard">
      <style:graphic-properties svg:stroke-color="#6666ff" draw:fill-color="#6666ff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  <style:style style:name="P7" style:family="paragraph">
      <loext:graphic-properties draw:fill-color="#6666ff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189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01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492cm 17.0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03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389cm" svg:y1="15.097cm" svg:x2="13.389cm" svg:y2="15.097cm">
          <text:p/>
        </draw:line>
        <draw:line draw:style-name="gr5" draw:text-style-name="P3" draw:layer="layout" svg:x1="14.636cm" svg:y1="16.367cm" svg:x2="13.414cm" svg:y2="17.072cm">
          <text:p/>
        </draw:line>
        <draw:g>
          <draw:polygon draw:style-name="gr6" draw:text-style-name="P4" draw:layer="layout" svg:width="1.493cm" svg:height="1.167cm" svg:x="9.98cm" svg:y="16.113cm" svg:viewBox="0 0 1494 1168" draw:points="0,458 132,229 264,0 1494,709 1362,939 1229,1168">
            <text:p/>
          </draw:polygon>
        </draw:g>
        <draw:line draw:style-name="gr5" draw:text-style-name="P3" draw:layer="layout" svg:x1="12.373cm" svg:y1="20.242cm" svg:x2="12.373cm" svg:y2="18.831cm">
          <text:p/>
        </draw:line>
        <draw:line draw:style-name="gr4" draw:text-style-name="P3" draw:layer="layout" svg:x1="7.414cm" svg:y1="19.83cm" svg:x2="7.414cm" svg:y2="19.83cm">
          <text:p/>
        </draw:line>
        <draw:custom-shape draw:style-name="gr7" draw:text-style-name="P5" draw:layer="layout" svg:width="2.54cm" svg:height="2.54cm" svg:x="4.591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203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505cm" svg:y="16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791cm" svg:y1="15.097cm" svg:x2="6.791cm" svg:y2="15.097cm">
          <text:p/>
        </draw:line>
        <draw:line draw:style-name="gr5" draw:text-style-name="P3" draw:layer="layout" svg:x1="8.038cm" svg:y1="16.367cm" svg:x2="6.816cm" svg:y2="17.072cm">
          <text:p/>
        </draw:line>
        <draw:g>
          <draw:polygon draw:style-name="gr6" draw:text-style-name="P4" draw:layer="layout" svg:width="1.493cm" svg:height="1.167cm" svg:x="3.382cm" svg:y="16.113cm" svg:viewBox="0 0 1494 1168" draw:points="0,458 132,229 264,0 1494,709 1362,939 1229,1168">
            <text:p/>
          </draw:polygon>
        </draw:g>
        <draw:line draw:style-name="gr5" draw:text-style-name="P3" draw:layer="layout" svg:x1="5.775cm" svg:y1="20.242cm" svg:x2="5.775cm" svg:y2="18.831cm">
          <text:p/>
        </draw:line>
        <draw:line draw:style-name="gr4" draw:text-style-name="P3" draw:layer="layout" svg:x1="1cm" svg:y1="14.361cm" svg:x2="1cm" svg:y2="14.361cm">
          <text:p/>
        </draw:line>
        <draw:g>
          <draw:polygon draw:style-name="gr6" draw:text-style-name="P4" draw:layer="layout" svg:width="1.493cm" svg:height="1.167cm" svg:x="16.725cm" svg:y="16.113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7.933cm" svg:y="16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cm" svg:y1="18.413cm" svg:x2="9.08cm" svg:y2="17.002cm">
          <text:p/>
        </draw:line>
        <draw:custom-shape draw:style-name="gr7" draw:text-style-name="P5" draw:layer="layout" svg:width="2.54cm" svg:height="2.54cm" svg:x="7.81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9cm" svg:y1="10.632cm" svg:x2="9.089cm" svg:y2="9.221cm">
          <text:p/>
        </draw:line>
        <draw:custom-shape draw:style-name="gr10" draw:text-style-name="P7" draw:layer="layout" svg:width="2.54cm" svg:height="2.54cm" svg:x="7.811cm" svg:y="6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674cm" svg:y1="10.119cm" svg:x2="10.674cm" svg:y2="10.119cm">
          <text:p/>
        </draw:line>
        <draw:line draw:style-name="gr4" draw:text-style-name="P3" draw:layer="layout" svg:x1="10.051cm" svg:y1="5.386cm" svg:x2="10.051cm" svg:y2="5.386cm">
          <text:p/>
        </draw:line>
        <draw:line draw:style-name="gr5" draw:text-style-name="P3" draw:layer="layout" svg:x1="11.352cm" svg:y1="6.713cm" svg:x2="10.13cm" svg:y2="7.418cm">
          <text:p/>
        </draw:line>
        <draw:custom-shape draw:style-name="gr8" draw:text-style-name="P5" draw:layer="layout" svg:width="2.54cm" svg:height="2.54cm" svg:x="11.16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132cm" svg:y1="5.68cm" svg:x2="15.132cm" svg:y2="5.68cm">
          <text:p/>
        </draw:line>
        <draw:line draw:style-name="gr4" draw:text-style-name="P3" draw:layer="layout" svg:x1="9.519cm" svg:y1="2.223cm" svg:x2="9.519cm" svg:y2="2.223cm">
          <text:p/>
        </draw:line>
        <draw:custom-shape draw:style-name="gr2" draw:text-style-name="P2" draw:layer="layout" svg:width="2.54cm" svg:height="2.54cm" svg:x="7.807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77cm" svg:y1="14.527cm" svg:x2="9.077cm" svg:y2="13.116cm">
          <text:p/>
        </draw:line>
        <draw:line draw:style-name="gr5" draw:text-style-name="P3" draw:layer="layout" svg:x1="10.271cm" svg:y1="11.871cm" svg:x2="11.682cm" svg:y2="11.871cm">
          <text:p/>
        </draw:line>
        <draw:line draw:style-name="gr5" draw:text-style-name="P3" draw:layer="layout" svg:x1="6.461cm" svg:y1="11.871cm" svg:x2="7.872cm" svg:y2="11.871cm">
          <text:p/>
        </draw:line>
        <draw:custom-shape draw:style-name="gr8" draw:text-style-name="P5" draw:layer="layout" svg:width="2.54cm" svg:height="2.54cm" svg:x="11.668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3.921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19:35:20.153348493</dc:date>
    <meta:editing-duration>PT2H10M15S</meta:editing-duration>
    <meta:editing-cycles>48</meta:editing-cycles>
    <meta:generator>LibreOffice/5.1.4.2$Linux_X86_64 LibreOffice_project/10m0$Build-2</meta:generator>
    <meta:document-statistic meta:object-count="38"/>
  </office:meta>
</office:document-meta>
</file>